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 Mono" svg:font-family="'Roboto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17191e" loext:opacity="100%" style:font-name="Calibri" fo:font-size="12pt" fo:letter-spacing="normal" fo:font-style="normal" fo:font-weight="normal" officeooo:rsid="00168921" officeooo:paragraph-rsid="00168921" style:font-size-asian="10.5pt" style:font-size-complex="12pt"/>
    </style:style>
    <style:style style:name="P2" style:family="paragraph" style:parent-style-name="Preformatted_20_Text">
      <style:text-properties fo:font-variant="normal" fo:text-transform="none" fo:color="#17191e" loext:opacity="100%" style:font-name="Calibri" fo:font-size="12pt" fo:letter-spacing="normal" fo:font-style="normal" fo:font-weight="normal" officeooo:rsid="0016a565" officeooo:paragraph-rsid="0016a565" style:font-size-asian="12pt" style:font-size-complex="12pt"/>
    </style:style>
    <style:style style:name="P3" style:family="paragraph" style:parent-style-name="Preformatted_20_Text">
      <style:text-properties fo:font-variant="normal" fo:text-transform="none" fo:color="#17191e" loext:opacity="100%" style:font-name="Calibri" fo:font-size="12pt" fo:letter-spacing="normal" fo:font-style="normal" fo:font-weight="normal" officeooo:rsid="00168921" officeooo:paragraph-rsid="00168921" style:font-size-asian="12pt" style:font-size-complex="12pt"/>
    </style:style>
    <style:style style:name="P4" style:family="paragraph" style:parent-style-name="Preformatted_20_Text">
      <style:text-properties fo:font-variant="normal" fo:text-transform="none" fo:color="#17191e" loext:opacity="100%" style:font-name="Calibri" fo:font-size="12pt" fo:letter-spacing="normal" fo:font-style="normal" fo:font-weight="normal" officeooo:rsid="0018620a" officeooo:paragraph-rsid="0018620a" style:font-size-asian="12pt" style:font-size-complex="12pt"/>
    </style:style>
    <style:style style:name="P5" style:family="paragraph" style:parent-style-name="Preformatted_20_Text">
      <style:text-properties fo:font-variant="normal" fo:text-transform="none" fo:color="#17191e" loext:opacity="100%" style:font-name="Calibri" fo:font-size="12pt" fo:letter-spacing="normal" fo:font-style="normal" fo:font-weight="normal" officeooo:rsid="001932f9" officeooo:paragraph-rsid="001932f9" style:font-size-asian="12pt" style:font-size-complex="12pt"/>
    </style:style>
    <style:style style:name="P6" style:family="paragraph" style:parent-style-name="Preformatted_20_Text">
      <style:text-properties fo:font-variant="normal" fo:text-transform="none" fo:color="#17191e" loext:opacity="100%" style:font-name="Calibri" fo:font-size="12pt" fo:letter-spacing="normal" fo:font-style="normal" fo:font-weight="normal" officeooo:rsid="001e6245" officeooo:paragraph-rsid="001e6245" style:font-size-asian="12pt" style:font-size-complex="12pt"/>
    </style:style>
    <style:style style:name="P7" style:family="paragraph" style:parent-style-name="Preformatted_20_Text">
      <style:text-properties fo:font-variant="normal" fo:text-transform="none" fo:color="#17191e" loext:opacity="100%" style:font-name="Calibri" fo:font-size="12pt" fo:letter-spacing="normal" fo:font-style="normal" fo:font-weight="normal" officeooo:rsid="00244f6c" officeooo:paragraph-rsid="00244f6c" style:font-size-asian="12pt" style:font-size-complex="12pt"/>
    </style:style>
    <style:style style:name="P8" style:family="paragraph" style:parent-style-name="Preformatted_20_Text">
      <style:paragraph-properties fo:margin-top="0cm" fo:margin-bottom="0.499cm" style:contextual-spacing="false" fo:padding="0.049cm" fo:border="0.74pt solid #e10000"/>
    </style:style>
    <style:style style:name="P9" style:family="paragraph" style:parent-style-name="Preformatted_20_Text">
      <style:paragraph-properties fo:padding="0.049cm" fo:border="0.74pt solid #e10000"/>
    </style:style>
    <style:style style:name="P10" style:family="paragraph" style:parent-style-name="Preformatted_20_Text">
      <style:paragraph-properties fo:padding="0.049cm" fo:border="0.74pt solid #e10000"/>
      <style:text-properties style:font-name="Calibri" fo:font-size="12pt" style:font-size-asian="12pt" style:font-size-complex="12pt"/>
    </style:style>
    <style:style style:name="T1" style:family="text">
      <style:text-properties loext:padding="0cm" loext:border="none"/>
    </style:style>
    <style:style style:name="T2" style:family="text">
      <style:text-properties style:font-name="Roboto Mono" fo:font-size="10.5pt"/>
    </style:style>
    <style:style style:name="T3" style:family="text">
      <style:text-properties style:font-name="Calibri" style:font-size-asian="12pt" loext:padding="0cm" loext:border="none"/>
    </style:style>
    <style:style style:name="T4" style:family="text">
      <style:text-properties style:font-name="Calibri" fo:font-size="12pt" style:font-size-asian="12pt" style:font-size-complex="12pt" loext:padding="0cm" loext:border="none"/>
    </style:style>
    <style:style style:name="T5" style:family="text">
      <style:text-properties style:font-name-asian="NSimSun1" style:font-name-complex="Liberation Mono"/>
    </style:style>
    <style:style style:name="T6" style:family="text">
      <style:text-properties officeooo:rsid="00194a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ages (образы) - Схемы нашего приложения, которые являются основой контейнеров. В примере выше мы использовали команду docker pull чтобы скачать образ busybox.</text:p>
      <text:p text:style-name="P2">Containers (контейнеры) - Создаются на основе образа и запускают само приложение. Мы создали контейнер командой docker run, и использовали образ busybox, скачанный ранее. Список запущенных контейнеров можно увидеть с помощью команды docker ps.</text:p>
      <text:p text:style-name="P2">Docker Daemon (демон Докера) - Фоновый сервис, запущенный на хост-машине, который отвечает за создание, запуск и уничтожение Докер-контейнеров. Демон — это процесс, который запущен на операционной системе, с которой взаимодействует клиент.</text:p>
      <text:p text:style-name="P2">Docker Client (клиент Докера) - Утилита командной строки, которая позволяет пользователю взаимодействовать с демоном. Существуют другие формы клиента, например, Kitematic, с графическим интерфейсом.</text:p>
      <text:p text:style-name="P2">Docker Hub - Регистр Докер-образов. Грубо говоря, архив всех доступных образов. Если нужно, то можно содержать собственный регистр и использовать его для получения образов.</text:p>
      <text:p text:style-name="P2"/>
      <text:p text:style-name="P7">*) Основные компоненты Docker-файла:</text:p>
      <text:p text:style-name="P7">FROM &lt;image_name&gt;</text:p>
      <text:p text:style-name="P7">WORKDIR &lt;app_dir&gt;</text:p>
      <text:p text:style-name="P7">RUN &lt;sudo apt-get ...&gt;</text:p>
      <text:p text:style-name="P7">ADD &lt;file&gt;</text:p>
      <text:p text:style-name="P7">EXPOSE port</text:p>
      <text:p text:style-name="P7">CMD &lt;можно даже запустить скрипт.sh&gt;</text:p>
      <text:p text:style-name="P2"/>
      <text:p text:style-name="P2">*) Настройка KVM:</text:p>
      <text:p text:style-name="P2">modprobe kvm </text:p>
      <text:p text:style-name="P2">modprobe kvm_intel <text:s/># Intel processors</text:p>
      <text:p text:style-name="P2">modprobe kvm_amd <text:s text:c="3"/># AMD processors</text:p>
      <text:p text:style-name="P3">kvm-ok</text:p>
      <text:p text:style-name="P3">lsmod <text:span text:style-name="T1">|</text:span> grep kvm </text:p>
      <text:p text:style-name="P3">ls -al /dev/kvm</text:p>
      <text:p text:style-name="P3">sudo usermod -aG kvm <text:span text:style-name="T1">$USER</text:span></text:p>
      <text:p text:style-name="P3"/>
      <text:p text:style-name="P3">*) Установка Docker:</text:p>
      <text:p text:style-name="P1"><text:span text:style-name="Source_20_Text"><text:span text:style-name="T3"># Add Docker's official GPG key:</text:span></text:span></text:p>
      <text:p text:style-name="P9"><text:span text:style-name="Source_20_Text"><text:span text:style-name="T4">sudo apt-get update</text:span></text:span></text:p>
      <text:p text:style-name="P9"><text:span text:style-name="Source_20_Text"><text:span text:style-name="T4">sudo apt-get install ca-certificates curl gnupg</text:span></text:span></text:p>
      <text:p text:style-name="P9"><text:span text:style-name="Source_20_Text"><text:span text:style-name="T4">sudo install -m 0755 -d /etc/apt/keyrings</text:span></text:span></text:p>
      <text:p text:style-name="P9"><text:span text:style-name="Source_20_Text"><text:span text:style-name="T4">curl -fsSL https://download.docker.com/linux/ubuntu/gpg | sudo gpg --dearmor -o /etc/apt/keyrings/docker.gpg</text:span></text:span></text:p>
      <text:p text:style-name="P9"><text:span text:style-name="Source_20_Text"><text:span text:style-name="T4">sudo chmod a+r /etc/apt/keyrings/docker.gpg</text:span></text:span></text:p>
      <text:p text:style-name="P10"/>
      <text:p text:style-name="P9"><text:span text:style-name="Source_20_Text"><text:span text:style-name="T4"># Add the repository to Apt sources:</text:span></text:span></text:p>
      <text:p text:style-name="P9"><text:span text:style-name="Source_20_Text"><text:span text:style-name="T4">echo \</text:span></text:span></text:p>
      <text:p text:style-name="P9"><text:span text:style-name="Source_20_Text"><text:span text:style-name="T4"><text:s text:c="2"/>"deb [arch="$(dpkg --print-architecture)" signed-by=/etc/apt/keyrings/docker.gpg] https://download.docker.com/linux/ubuntu \</text:span></text:span></text:p>
      <text:p text:style-name="P9"><text:span text:style-name="Source_20_Text"><text:span text:style-name="T4"><text:s text:c="2"/>"$(. /etc/os-release &amp;&amp; echo "$VERSION_CODENAME")" stable" | \</text:span></text:span></text:p>
      <text:p text:style-name="P9"><text:span text:style-name="Source_20_Text"><text:span text:style-name="T4"><text:s text:c="2"/>sudo tee /etc/apt/sources.list.d/docker.list &gt; /dev/null</text:span></text:span></text:p>
      <text:p text:style-name="P8"><text:soft-page-break/><text:span text:style-name="Source_20_Text"><text:span text:style-name="T4">sudo apt-get update</text:span></text:span></text:p>
      <text:p text:style-name="P3">sudo apt-get install docker-ce docker-ce-cli containerd.io docker-buildx-plugin docker-compose-plugin</text:p>
      <text:p text:style-name="P3"/>
      <text:p text:style-name="P3">*) Проверка установки:<text:line-break/>sudo docker run hello-world</text:p>
      <text:p text:style-name="P3"/>
      <text:p text:style-name="P3">*) Удаление:</text:p>
      <text:p text:style-name="P3"><text:span text:style-name="T1">for</text:span> pkg in docker.io docker-doc docker-compose podman-docker containerd runc<text:span text:style-name="T1">;</text:span> <text:span text:style-name="T1">do</text:span> sudo apt-get remove <text:span text:style-name="T1">$pkg;</text:span> <text:span text:style-name="T1">done</text:span> </text:p>
      <text:p text:style-name="P3">sudo apt-get purge docker-ce docker-ce-cli containerd.io docker-buildx-plugin docker-compose-plugin docker-ce-rootless-extras</text:p>
      <text:p text:style-name="P3">sudo rm -rf /var/lib/docker</text:p>
      <text:p text:style-name="P3">sudo rm -rf /var/lib/containerd</text:p>
      <text:p text:style-name="P3"/>
      <text:p text:style-name="P2">*) Качаем и устанавливаем Docker-Desktop:</text:p>
      <text:p text:style-name="P2">https://docs.docker.com/desktop/install/ubuntu/</text:p>
      <text:p text:style-name="P2">sudo apt-get update</text:p>
      <text:p text:style-name="P2">sudo apt-get install ./docker-desktop-&lt;version&gt;-&lt;arch&gt;.deb</text:p>
      <text:p text:style-name="P2"/>
      <text:p text:style-name="P2">*) Проверка:</text:p>
      <text:p text:style-name="P2">docker compose version</text:p>
      <text:p text:style-name="P2">docker --version</text:p>
      <text:p text:style-name="P2">docker version</text:p>
      <text:p text:style-name="P2"/>
      <text:p text:style-name="P4">*) <text:span text:style-name="T5">Вкл/выкл</text:span> Docker-D<text:span text:style-name="T6">e</text:span>sktop:</text:p>
      <text:p text:style-name="P4">systemctl --user <text:span text:style-name="T1">enable</text:span> docker-desktop </text:p>
      <text:p text:style-name="P4">systemctl --user stop docker-desktop </text:p>
      <text:p text:style-name="P4"/>
      <text:p text:style-name="P5">*) Авторизация в DockerHub:</text:p>
      <text:p text:style-name="P5"><text:span text:style-name="T2">gpg --generate-key</text:span> </text:p>
      <text:p text:style-name="P5"><text:span text:style-name="T2">pass init &lt;your_generated_gpg-id_public_key&gt;</text:span> </text:p>
      <text:p text:style-name="P5"/>
      <text:p text:style-name="P6">*) Основные команды Docker-CLI:</text:p>
      <text:p text:style-name="P6">Common Commands:</text:p>
      <text:p text:style-name="P6"><text:s text:c="2"/>run <text:s text:c="8"/>Create and run a new container from an image</text:p>
      <text:p text:style-name="P6"><text:s text:c="2"/>exec <text:s text:c="7"/>Execute a command in a running container</text:p>
      <text:p text:style-name="P6"><text:s text:c="2"/>ps <text:s text:c="9"/>List containers</text:p>
      <text:p text:style-name="P6"><text:s text:c="2"/>build <text:s text:c="6"/>Build an image from a Dockerfile</text:p>
      <text:p text:style-name="P6"><text:s text:c="2"/>pull <text:s text:c="7"/>Download an image from a registry</text:p>
      <text:p text:style-name="P6"><text:s text:c="2"/>push <text:s text:c="7"/>Upload an image to a registry</text:p>
      <text:p text:style-name="P6"><text:s text:c="2"/>images <text:s text:c="5"/>List images</text:p>
      <text:p text:style-name="P6"><text:s text:c="2"/>login <text:s text:c="6"/>Log in to a registry</text:p>
      <text:p text:style-name="P6"><text:s text:c="2"/>logout <text:s text:c="5"/>Log out from a registry</text:p>
      <text:p text:style-name="P6"><text:s text:c="2"/>search <text:s text:c="5"/>Search Docker Hub for images</text:p>
      <text:p text:style-name="P6"><text:s text:c="2"/>version <text:s text:c="4"/>Show the Docker version information</text:p>
      <text:p text:style-name="P6"><text:soft-page-break/><text:s text:c="2"/>info <text:s text:c="7"/>Display system-wide information</text:p>
      <text:p text:style-name="P6"/>
      <text:p text:style-name="P6">Management Commands:</text:p>
      <text:p text:style-name="P6"><text:s text:c="2"/>builder <text:s text:c="4"/>Manage builds</text:p>
      <text:p text:style-name="P6"><text:s text:c="2"/>buildx* <text:s text:c="4"/>Docker Buildx (Docker Inc., v0.11.2-desktop.4)</text:p>
      <text:p text:style-name="P6"><text:s text:c="2"/>compose* <text:s text:c="3"/>Docker Compose (Docker Inc., v2.21.0-desktop.1)</text:p>
      <text:p text:style-name="P6"><text:s text:c="2"/>container <text:s text:c="2"/>Manage containers</text:p>
      <text:p text:style-name="P6"><text:s text:c="2"/>context <text:s text:c="4"/>Manage contexts</text:p>
      <text:p text:style-name="P6"><text:s text:c="2"/>dev* <text:s text:c="7"/>Docker Dev Environments (Docker Inc., v0.1.0)</text:p>
      <text:p text:style-name="P6"><text:s text:c="2"/>extension* <text:s/>Manages Docker extensions (Docker Inc., v0.2.20)</text:p>
      <text:p text:style-name="P6"><text:s text:c="2"/>image <text:s text:c="6"/>Manage images</text:p>
      <text:p text:style-name="P6"><text:s text:c="2"/>init* <text:s text:c="6"/>Creates Docker-related starter files for your project (Docker Inc., v0.1.0-beta.7)</text:p>
      <text:p text:style-name="P6"><text:s text:c="2"/>manifest <text:s text:c="3"/>Manage Docker image manifests and manifest lists</text:p>
      <text:p text:style-name="P6"><text:s text:c="2"/>network <text:s text:c="4"/>Manage networks</text:p>
      <text:p text:style-name="P6"><text:s text:c="2"/>plugin <text:s text:c="5"/>Manage plugins</text:p>
      <text:p text:style-name="P6"><text:s text:c="2"/>sbom* <text:s text:c="6"/>View the packaged-based Software Bill Of Materials (SBOM) for an image (Anchore Inc., 0.6.0)</text:p>
      <text:p text:style-name="P6"><text:s text:c="2"/>scan* <text:s text:c="6"/>Docker Scan (Docker Inc., v0.26.0)</text:p>
      <text:p text:style-name="P6"><text:s text:c="2"/>scout* <text:s text:c="5"/>Command line tool for Docker Scout (Docker Inc., 0.24.1)</text:p>
      <text:p text:style-name="P6"><text:s text:c="2"/>system <text:s text:c="5"/>Manage Docker</text:p>
      <text:p text:style-name="P6"><text:s text:c="2"/>trust <text:s text:c="6"/>Manage trust on Docker images</text:p>
      <text:p text:style-name="P6"><text:s text:c="2"/>volume <text:s text:c="5"/>Manage volumes</text:p>
      <text:p text:style-name="P6"/>
      <text:p text:style-name="P6">Swarm Commands:</text:p>
      <text:p text:style-name="P6"><text:s text:c="2"/>swarm <text:s text:c="6"/>Manage Swarm</text:p>
      <text:p text:style-name="P6"/>
      <text:p text:style-name="P6">Commands:</text:p>
      <text:p text:style-name="P6"><text:s text:c="2"/>attach <text:s text:c="5"/>Attach local standard input, output, and error streams to a running container</text:p>
      <text:p text:style-name="P6"><text:s text:c="2"/>commit <text:s text:c="5"/>Create a new image from a container's changes</text:p>
      <text:p text:style-name="P6"><text:s text:c="2"/>cp <text:s text:c="9"/>Copy files/folders between a container and the local filesystem</text:p>
      <text:p text:style-name="P6"><text:s text:c="2"/>create <text:s text:c="5"/>Create a new container</text:p>
      <text:p text:style-name="P6"><text:s text:c="2"/>diff <text:s text:c="7"/>Inspect changes to files or directories on a container's filesystem</text:p>
      <text:p text:style-name="P6"><text:s text:c="2"/>events <text:s text:c="5"/>Get real time events from the server</text:p>
      <text:p text:style-name="P6"><text:s text:c="2"/>export <text:s text:c="5"/>Export a container's filesystem as a tar archive</text:p>
      <text:p text:style-name="P6"><text:s text:c="2"/>history <text:s text:c="4"/>Show the history of an image</text:p>
      <text:p text:style-name="P6"><text:s text:c="2"/>import <text:s text:c="5"/>Import the contents from a tarball to create a filesystem image</text:p>
      <text:p text:style-name="P6"><text:s text:c="2"/>inspect <text:s text:c="4"/>Return low-level information on Docker objects</text:p>
      <text:p text:style-name="P6"><text:s text:c="2"/>kill <text:s text:c="7"/>Kill one or more running containers</text:p>
      <text:p text:style-name="P6"><text:s text:c="2"/>load <text:s text:c="7"/>Load an image from a tar archive or STDIN</text:p>
      <text:p text:style-name="P6"><text:s text:c="2"/>logs <text:s text:c="7"/>Fetch the logs of a container</text:p>
      <text:p text:style-name="P6"><text:s text:c="2"/>pause <text:s text:c="6"/>Pause all processes within one or more containers</text:p>
      <text:p text:style-name="P6"><text:s text:c="2"/>port <text:s text:c="7"/>List port mappings or a specific mapping for the container</text:p>
      <text:p text:style-name="P6"><text:s text:c="2"/>rename <text:s text:c="5"/>Rename a container</text:p>
      <text:p text:style-name="P6"><text:s text:c="2"/>restart <text:s text:c="4"/>Restart one or more containers</text:p>
      <text:p text:style-name="P6"><text:s text:c="2"/>rm <text:s text:c="9"/>Remove one or more containers</text:p>
      <text:p text:style-name="P6"><text:s text:c="2"/>rmi <text:s text:c="8"/>Remove one or more images</text:p>
      <text:p text:style-name="P6"><text:soft-page-break/><text:s text:c="2"/>save <text:s text:c="7"/>Save one or more images to a tar archive (streamed to STDOUT by default)</text:p>
      <text:p text:style-name="P6"><text:s text:c="2"/>start <text:s text:c="6"/>Start one or more stopped containers</text:p>
      <text:p text:style-name="P6"><text:s text:c="2"/>stats <text:s text:c="6"/>Display a live stream of container(s) resource usage statistics</text:p>
      <text:p text:style-name="P6"><text:s text:c="2"/>stop <text:s text:c="7"/>Stop one or more running containers</text:p>
      <text:p text:style-name="P6"><text:s text:c="2"/>tag <text:s text:c="8"/>Create a tag TARGET_IMAGE that refers to SOURCE_IMAGE</text:p>
      <text:p text:style-name="P6"><text:s text:c="2"/>top <text:s text:c="8"/>Display the running processes of a container</text:p>
      <text:p text:style-name="P6"><text:s text:c="2"/>unpause <text:s text:c="4"/>Unpause all processes within one or more containers</text:p>
      <text:p text:style-name="P6"><text:s text:c="2"/>update <text:s text:c="5"/>Update configuration of one or more containers</text:p>
      <text:p text:style-name="P6"><text:s text:c="2"/>wait <text:s text:c="7"/>Block until one or more containers stop, then print their exit codes</text:p>
      <text:p text:style-name="P6"/>
      <text:p text:style-name="P6">Global Options:</text:p>
      <text:p text:style-name="P6"><text:s text:c="6"/>--config string <text:s text:c="5"/>Location of client config files (default "/home/user/.docker")</text:p>
      <text:p text:style-name="P6"><text:s text:c="2"/>-c, --context string <text:s text:c="4"/>Name of the context to use to connect to the daemon (overrides DOCKER_HOST env var</text:p>
      <text:p text:style-name="P6"><text:s text:c="27"/>and default context set with "docker context use")</text:p>
      <text:p text:style-name="P6"><text:s text:c="2"/>-D, --debug <text:s text:c="13"/>Enable debug mode</text:p>
      <text:p text:style-name="P6"><text:s text:c="2"/>-H, --host list <text:s text:c="9"/>Daemon socket to connect to</text:p>
      <text:p text:style-name="P6"><text:s text:c="2"/>-l, --log-level string <text:s text:c="2"/>Set the logging level ("debug", "info", "warn", "error", "fatal") (default "info")</text:p>
      <text:p text:style-name="P6"><text:s text:c="6"/>--tls <text:s text:c="15"/>Use TLS; implied by --tlsverify</text:p>
      <text:p text:style-name="P6"><text:s text:c="6"/>--tlscacert string <text:s text:c="2"/>Trust certs signed only by this CA (default "/home/user/.docker/ca.pem")</text:p>
      <text:p text:style-name="P6"><text:s text:c="6"/>--tlscert string <text:s text:c="4"/>Path to TLS certificate file (default "/home/user/.docker/cert.pem")</text:p>
      <text:p text:style-name="P6"><text:s text:c="6"/>--tlskey string <text:s text:c="5"/>Path to TLS key file (default "/home/user/.docker/key.pem")</text:p>
      <text:p text:style-name="P6"><text:s text:c="6"/>--tlsverify <text:s text:c="9"/>Use TLS and verify the remote</text:p>
      <text:p text:style-name="P6"><text:s text:c="2"/>-v, --version <text:s text:c="11"/>Print version information and qu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 Mono" svg:font-family="'Roboto Mono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09-24T01:46:56.575000000</dc:date>
    <meta:editing-duration>PT21H53M22S</meta:editing-duration>
    <meta:editing-cycles>9</meta:editing-cycles>
    <meta:document-statistic meta:table-count="0" meta:image-count="0" meta:object-count="0" meta:page-count="4" meta:paragraph-count="131" meta:word-count="907" meta:character-count="6969" meta:non-whitespace-character-count="5587"/>
  </office:meta>
</office:document-meta>
</file>